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AAAAA+LiberationSerif" svg:font-family="BAAAAA+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style:font-name="BAAAAA+LiberationSerif" fo:font-size="12pt" style:font-name-asian="BAAAAA+LiberationSerif" style:font-size-asian="12pt" style:font-name-complex="BAAAAA+LiberationSerif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0"/>BUG REPORT FOR PHASE – 4</text:p>
      <text:p text:style-name="P1"/>
      <text:p text:style-name="P1">Submitted by Amarnath Mahadevuni (UIN: 225003187) , Abhishek Gupta (<text:span text:style-name="T1">UIN: 324006634</text:span>)</text:p>
      <text:p text:style-name="P1"/>
      <text:p text:style-name="P1"/>
      <text:p text:style-name="P1">Bug Number <text:s text:c="7"/>: <text:s/>1</text:p>
      <text:p text:style-name="P1">Line Number <text:s text:c="6"/>: <text:s/>284 in cache_block_0.v</text:p>
      <text:p text:style-name="P1">Bug Type <text:s text:c="12"/>: <text:s/>syntax</text:p>
      <text:p text:style-name="P1">Test Number <text:s text:c="7"/>: <text:s/>N/A. Syntax checking by just compiling 'cache_multi_config_1.v' with nc-verilog</text:p>
      <text:p text:style-name="P1">Bug Description <text:s/>: <text:s/>The equality comparison operator must be '==' and not '=' .</text:p>
      <text:p text:style-name="P1">Fix Implemented : <text:s/>Change '=' to '==' at line 284 in cache_block_0.v</text:p>
      <text:p text:style-name="P1"/>
      <text:p text:style-name="P1">Bug Number <text:s text:c="7"/>: <text:s/>2</text:p>
      <text:p text:style-name="P1">Line Number <text:s text:c="6"/>: <text:s/>569 in cache_block_0.v</text:p>
      <text:p text:style-name="P1">Bug Type <text:s text:c="12"/>: <text:s/>syntax</text:p>
      <text:p text:style-name="P1">Test Number <text:s text:c="7"/>: <text:s/>N/A. Syntax checking by just compiling 'cache_multi_config_1.v' with nc-verilog</text:p>
      <text:p text:style-name="P1">Bug Description <text:s/>: <text:s/>Net used as an lvalue. CPU_stall is not declared as a reg.</text:p>
      <text:p text:style-name="P1">Fix Implemented : <text:s/>Declare a reg for CPU_stall as 'reg CPU_stall'</text:p>
      <text:p text:style-name="P1"/>
      <text:p text:style-name="P1">Bug Number <text:s text:c="7"/>: <text:s/>3</text:p>
      <text:p text:style-name="P1">Line Number <text:s text:c="6"/>: <text:s/>17 in cache_def_0.v</text:p>
      <text:p text:style-name="P1">Bug Type <text:s text:c="12"/>: <text:s/>Syntax</text:p>
      <text:p text:style-name="P1">Test Number <text:s text:c="7"/>: <text:s/>N/A. Syntax checking by just compiling 'cache_multi_config_1.v' with nc-verilog</text:p>
      <text:p text:style-name="P1">Bug Description <text:s/>: <text:s/>Illegal expression in LRU_size macro definition. Incorrect operator used.</text:p>
      <text:p text:style-name="P1">Fix Implemented : <text:s/>Replace '&lt;&gt;' with the correct operator '&lt;&lt;'</text:p>
      <text:p text:style-name="P1"/>
      <text:p text:style-name="P1">Bug Number <text:s text:c="7"/>: <text:s/>4</text:p>
      <text:p text:style-name="P1">Line Number <text:s text:c="6"/>: <text:s/>69 in cache_controller_I_0.v</text:p>
      <text:p text:style-name="P1">Bug Type <text:s text:c="12"/>: <text:s/>Syntax</text:p>
      <text:p text:style-name="P1">Test Number <text:s text:c="7"/>: <text:s/>N/A. Syntax checking by just compiling 'cache_multi_config_1.v' with nc-verilog</text:p>
      <text:p text:style-name="P1">Bug Description <text:s/>: <text:s/>Macro TAG_MSB is incorrectly written.</text:p>
      <text:p text:style-name="P1">Fix Implemented : <text:s/>Replace TAG_MSB with `TAG_MSB</text:p>
      <text:p text:style-name="P1"/>
      <text:p text:style-name="P1">Bug Number <text:s text:c="7"/>: <text:s/>5</text:p>
      <text:p text:style-name="P1">Line Number <text:s text:c="6"/>: <text:s/>568 in cache_block_3.v</text:p>
      <text:p text:style-name="P1">Bug Type <text:s text:c="12"/>: <text:s/>Syntax</text:p>
      <text:p text:style-name="P1">Test Number <text:s text:c="7"/>: <text:s/>N/A. Syntax checking by just compiling 'cache_multi_config_1.v' with nc-verilog</text:p>
      <text:p text:style-name="P1">Bug Description <text:s/>: <text:s/>Cache_var register size is given incorrectly as CACHE_DEPTH also Cache_var array size is incorrectly <text:s/>given as CACHE_DATA_SIZE.</text:p>
      <text:p text:style-name="P1">Fix Implemented : <text:s/></text:p>
      <text:p text:style-name="P1">define Cache_var reg as 'reg [`CACHE_DATA_SIZE-1 : 0] Cache_var [0 : `CACHE_DEPTH-1];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LiberationSerif" svg:font-family="BAAAAA+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arnathmhn </meta:initial-creator>
    <meta:creation-date>2015-12-04T12:28:38</meta:creation-date>
    <meta:generator>OpenOffice.org/3.1$Unix OpenOffice.org_project/310m19$Build-9420</meta:generator>
    <dc:date>2015-12-04T14:10:55</dc:date>
    <dc:creator>amarnathmhn </dc:creator>
    <meta:editing-duration>PT01H42M17S</meta:editing-duration>
    <meta:editing-cycles>18</meta:editing-cycles>
    <meta:document-statistic meta:table-count="0" meta:image-count="0" meta:object-count="0" meta:page-count="1" meta:paragraph-count="33" meta:word-count="271" meta:character-count="1942"/>
  </office:meta>
</office:document-meta>
</file>